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-Roman" svg:font-family="Palatino-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fo:font-weight="bold" officeooo:paragraph-rsid="001b8f59" style:font-size-asian="14pt" style:font-weight-asian="bold" style:font-name-complex="Verdana" style:font-size-complex="14pt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Verdana" fo:font-size="14pt" fo:font-weight="bold" officeooo:paragraph-rsid="001b8f59" style:font-size-asian="14pt" style:font-weight-asian="bold" style:font-name-complex="Verdana" style:font-size-complex="14pt"/>
    </style:style>
    <style:style style:name="P3" style:family="paragraph" style:parent-style-name="Standard">
      <style:paragraph-properties fo:margin-left="1.27cm" fo:margin-right="0cm" fo:text-indent="0cm" style:auto-text-indent="false" style:text-autospace="none"/>
      <style:text-properties style:font-name="Verdana" fo:font-size="14pt" fo:font-weight="bold" officeooo:paragraph-rsid="001b8f59" style:font-size-asian="14pt" style:font-weight-asian="bold" style:font-name-complex="Verdana" style:font-size-complex="14pt"/>
    </style:style>
    <style:style style:name="P4" style:family="paragraph" style:parent-style-name="Standard">
      <style:paragraph-properties fo:margin-left="1.27cm" fo:margin-right="0cm" fo:text-indent="0cm" style:auto-text-indent="false" style:text-autospace="none"/>
      <style:text-properties style:font-name="Verdana" fo:font-size="14pt" officeooo:paragraph-rsid="001b8f59" style:font-size-asian="14pt" style:font-name-complex="Palatino-Roman" style:font-size-complex="14pt"/>
    </style:style>
    <style:style style:name="P5" style:family="paragraph" style:parent-style-name="Standard">
      <style:paragraph-properties fo:margin-left="1.27cm" fo:margin-right="0cm" fo:text-indent="0cm" style:auto-text-indent="false" style:text-autospace="none"/>
      <style:text-properties fo:font-size="14pt" officeooo:paragraph-rsid="001b8f59" style:font-size-asian="14pt" style:font-size-complex="14pt"/>
    </style:style>
    <style:style style:name="T1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2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name-complex="Verdana" style:font-size-complex="10pt"/>
    </style:style>
    <style:style style:name="T3" style:family="text">
      <style:text-properties style:font-name="Verdana" fo:font-weight="bold" style:font-weight-asian="bold" style:font-name-complex="Verdana"/>
    </style:style>
    <style:style style:name="T4" style:family="text">
      <style:text-properties style:font-name="Verdana" style:text-underline-style="solid" style:text-underline-width="auto" style:text-underline-color="font-color" fo:font-weight="bold" style:font-weight-asian="bold" style:font-name-complex="Verdana"/>
    </style:style>
    <style:style style:name="T5" style:family="text">
      <style:text-properties officeooo:rsid="0026e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 1</text:p>
      <text:p text:style-name="P1"/>
      <text:p text:style-name="P2">Consider the given Database Schema:</text:p>
      <text:p text:style-name="P2"/>
      <text:p text:style-name="P5"><text:span text:style-name="T3">employee (</text:span><text:span text:style-name="T4">employee-name</text:span><text:span text:style-name="T3">, street, city)</text:span></text:p>
      <text:p text:style-name="P3">works (employee-name, company-name, salary)</text:p>
      <text:p text:style-name="P5"><text:span text:style-name="T3">company (</text:span><text:span text:style-name="T4">company-name</text:span><text:span text:style-name="T3">, city)</text:span></text:p>
      <text:p text:style-name="P2">manages (employee-name, manager-name)</text:p>
      <text:p text:style-name="P2"/>
      <text:p text:style-name="P2"/>
      <text:p text:style-name="P4">1. Find the names of all employees who work for First Bank Corporation.</text:p>
      <text:p text:style-name="P4"/>
      <text:p text:style-name="P4">2. Find the names and cities of residence of all employees who work for First Bank Corporation.</text:p>
      <text:p text:style-name="P4"/>
      <text:p text:style-name="P4">3. Find the names, street addresses, and cities of residence of all employees who work for First Bank Corporation and earn more than $10,000.</text:p>
      <text:p text:style-name="P4"/>
      <text:p text:style-name="P4">4. Find all employees in the database who live in the same cities as the com-panies for which they work.</text:p>
      <text:p text:style-name="P4"/>
      <text:p text:style-name="P4">5. Find all employees in the database who live in the same cities and on the same streets as do their managers.</text:p>
      <text:p text:style-name="P4"/>
      <text:p text:style-name="P4">6. Find all employees in the database who do not work for First Bank Corpo-ration.</text:p>
      <text:p text:style-name="P4"/>
      <text:p text:style-name="P4">7. Find all employees in the database who earn more than each employee of Small Bank Corporation.</text:p>
      <text:p text:style-name="P4"/>
      <text:p text:style-name="P4">8. Assume that the companies may be located in several cities. Find all com-<text:span text:style-name="T5">p</text:span>anies located in every city in which Small Bank Corporation is located.</text:p>
      <text:p text:style-name="P4"/>
      <text:p text:style-name="P4">9. Find all employees who earn more than the average salary of all employees of their company.</text:p>
      <text:p text:style-name="P4"/>
      <text:p text:style-name="P4">10. Find the company that has the most employees.</text:p>
      <text:p text:style-name="P4"/>
      <text:p text:style-name="P4">11. Find the company that has the smallest payroll.</text:p>
      <text:p text:style-name="P4"/>
      <text:p text:style-name="P4">12. Find those companies whose employees earn a higher <text:soft-page-break/>salary, on average,</text:p>
      <text:p text:style-name="P4">than the average salary at First Bank Corporation.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-Roman" svg:font-family="Palatino-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0:01:44.687068851</meta:creation-date>
    <dc:date>2017-07-08T11:58:59.186909657</dc:date>
    <meta:editing-duration>PT48M57S</meta:editing-duration>
    <meta:editing-cycles>8</meta:editing-cycles>
    <meta:generator>LibreOffice/5.1.2.2$Linux_X86_64 LibreOffice_project/10m0$Build-2</meta:generator>
    <meta:document-statistic meta:table-count="0" meta:image-count="0" meta:object-count="0" meta:page-count="2" meta:paragraph-count="20" meta:word-count="230" meta:character-count="1368" meta:non-whitespace-character-count="1156"/>
  </office:meta>
</office:document-meta>
</file>